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6cm" fo:min-width="1.486cm"/>
      <style:paragraph-properties style:writing-mode="lr-tb"/>
    </style:style>
    <style:style style:name="gr2" style:family="graphic" style:parent-style-name="standard">
      <style:graphic-properties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-color="#f17260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fill-color="#99ffd9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8" style:family="graphic" style:parent-style-name="standard">
      <style:graphic-properties draw:fill-color="#f1b65c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fill-color="#ffb999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10" style:family="graphic" style:parent-style-name="standard">
      <style:graphic-properties draw:fill-color="#e87beb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11" style:family="graphic" style:parent-style-name="standard">
      <style:graphic-properties draw:fill-color="#99ff9d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12" style:family="graphic" style:parent-style-name="standard">
      <style:graphic-properties draw:fill-color="#deff99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co1" style:family="table-column">
      <style:table-column-properties style:column-width="9.299cm" style:use-optimal-column-width="false"/>
    </style:style>
    <style:style style:name="co2" style:family="table-column">
      <style:table-column-properties style:column-width="9.302cm" style:use-optimal-column-width="false"/>
    </style:style>
    <style:style style:name="ro1" style:family="table-row">
      <style:table-row-properties style:row-height="6.156cm" style:use-optimal-row-height="false"/>
    </style:style>
    <style:style style:name="ro2" style:family="table-row">
      <style:table-row-properties style:row-height="6.163cm" style:use-optimal-row-height="false"/>
    </style:style>
    <style:style style:name="ro3" style:family="table-row">
      <style:table-row-properties style:row-height="6.1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Noto Sans Mono CJK HK"/>
    </style:style>
    <style:style style:name="ce2" style:family="table-cell">
      <loext:graphic-properties draw:textarea-vertical-align="middle"/>
      <style:paragraph-properties fo:text-align="center"/>
      <style:text-properties fo:color="#355269" style:font-name="Noto Sans Mono CJK HK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Noto Sans Mono CJK HK"/>
    </style:style>
    <style:style style:name="P3" style:family="paragraph">
      <style:paragraph-properties fo:text-align="center"/>
      <style:text-properties style:font-name="Noto Sans Mono CJK HK"/>
    </style:style>
    <style:style style:name="P4" style:family="paragraph">
      <style:paragraph-properties fo:text-align="center"/>
      <style:text-properties fo:color="#355269" style:font-name="Noto Sans Mono CJK HK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style:font-name="Noto Sans Mono CJK HK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9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17260" draw:opacity="100%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99ffd9"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14" style:family="paragraph">
      <style:text-properties style:font-name="Noto Sans Mono CJK HK"/>
    </style:style>
    <style:style style:name="P15" style:family="paragraph">
      <loext:graphic-properties draw:fill="none" draw:fill-color="#ffffff"/>
      <style:text-properties style:font-name="Noto Sans Mono CJK HK"/>
    </style:style>
    <style:style style:name="P1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>
      <style:paragraph-properties fo:text-align="center"/>
      <style:text-properties style:font-name="Noto Sans Mono CJK HK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>
      <loext:graphic-properties draw:fill-color="#f1b65c"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19" style:family="paragraph">
      <loext:graphic-properties draw:fill-color="#ffb999" draw:opacity="100%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e87beb" draw:opacity="100%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99ff9d"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22" style:family="paragraph">
      <loext:graphic-properties draw:fill-color="#deff99"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23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4" style:family="paragraph">
      <style:paragraph-properties fo:text-align="center"/>
      <style:text-properties style:font-name="Noto Sans Mono CJK HK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color="#ffffff" style:font-name="Noto Sans Mono CJK HK" fo:font-size="18pt"/>
    </style:style>
    <style:style style:name="T2" style:family="text">
      <style:text-properties fo:color="#ffffff" style:font-name="Noto Sans Mono CJK HK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color="#355269" style:font-name="Noto Sans Mono CJK HK" fo:font-size="18pt"/>
    </style:style>
    <style:style style:name="T4" style:family="text">
      <style:text-properties style:font-name="Noto Sans Mono CJK HK"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style:style style:name="T7" style:family="text">
      <style:text-properties style:font-name="Noto Sans Mono CJK HK"/>
    </style:style>
    <style:style style:name="T8" style:family="text">
      <style:text-properties style:font-name="Noto Sans Mono CJK HK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Noto Sans Mono CJK HK" fo:font-size="15pt" fo:font-weight="normal" style:font-size-asian="15pt" style:font-weight-asian="normal" style:font-size-complex="15pt" style:font-weight-complex="normal"/>
    </style:style>
    <style:style style:name="T10" style:family="text">
      <style:text-properties style:text-position="-33% 58%" style:font-name="Noto Sans Mono CJK HK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text-position="-33% 58%" style:font-name="Noto Sans Mono CJK HK" fo:font-weight="normal" style:font-weight-asian="normal" style:font-weight-complex="normal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standard" draw:layer="layout" svg:width="27.899cm" svg:height="18.499cm" svg:x="0.8cm" svg:y="0.8cm">
          <table:table table:template-name="blue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<text:s text:c="2"/></text:span></text:p>
              </table:table-cell>
              <table:table-cell>
                <text:p text:style-name="P2"><text:span text:style-name="T1">ONE OUTPUT</text:span></text:p>
              </table:table-cell>
              <table:table-cell>
                <text:p text:style-name="P2"><text:span text:style-name="T1">MULTIPLE OUTPUTS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ONE </text:span><text:span text:style-name="T1">TARGET</text:span></text:p>
              </table:table-cell>
              <table:table-cell>
                <text:p text:style-name="P4"><text:span text:style-name="T3">Univariate regression</text:span></text:p>
              </table:table-cell>
              <table:table-cell>
                <text:p text:style-name="P4"><text:span text:style-name="T3">Probabilistic regression</text:span></text:p>
                <text:p text:style-name="P4"><text:span text:style-name="T3">Multi-quantile regression</text:span></text:p>
                <text:p text:style-name="P4"><text:span text:style-name="T3">Multi-step forecasting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1">MULTIPLE TARGETS</text:span></text:p>
              </table:table-cell>
              <table:table-cell>
                <text:p text:style-name="P4"><text:span text:style-name="T3">?</text:span></text:p>
              </table:table-cell>
              <table:table-cell>
                <text:p text:style-name="P4"><text:span text:style-name="T3">Multivariate regressio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omyślny">
        <draw:custom-shape draw:style-name="gr1" draw:text-style-name="P6" xml:id="id2" draw:id="id2" draw:layer="layout" svg:width="2.2cm" svg:height="2.2cm" svg:x="4.519cm" svg:y="11.2cm">
          <text:p text:style-name="P5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1" draw:id="id1" draw:layer="layout" svg:width="1cm" svg:height="1cm" svg:x="2.119cm" svg:y="9.1cm">
          <text:p text:style-name="P7"><text:span text:style-name="T5">x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9" xml:id="id3" draw:id="id3" draw:layer="layout" svg:width="1cm" svg:height="1cm" svg:x="2.119cm" svg:y="10.4cm">
          <text:p text:style-name="P7"><text:span text:style-name="T5">x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3.119cm" svg:y1="9.6cm" svg:x2="4.519cm" svg:y2="12.3cm" draw:start-shape="id1" draw:start-glue-point="10" draw:end-shape="id2" draw:end-glue-point="3" svg:d="M3119 9600l1400 2700" svg:viewBox="0 0 1401 2701">
          <text:p/>
        </draw:connector>
        <draw:connector draw:style-name="gr3" draw:text-style-name="P10" draw:layer="layout" draw:type="line" svg:x1="3.119cm" svg:y1="10.9cm" svg:x2="4.519cm" svg:y2="12.3cm" draw:start-shape="id3" draw:start-glue-point="10" draw:end-shape="id2" draw:end-glue-point="3" svg:d="M3119 10900l1400 1400" svg:viewBox="0 0 1401 1401">
          <text:p/>
        </draw:connector>
        <draw:custom-shape draw:style-name="gr4" draw:text-style-name="P11" xml:id="id4" draw:id="id4" draw:layer="layout" svg:width="1cm" svg:height="1cm" svg:x="2.1cm" svg:y="13.9cm">
          <text:p text:style-name="P7"><text:span text:style-name="T5">x</text:span><text:span text:style-name="T6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3.1cm" svg:y1="14.4cm" svg:x2="4.519cm" svg:y2="12.3cm" draw:start-shape="id4" draw:start-glue-point="10" draw:end-shape="id2" draw:end-glue-point="3" svg:d="M3100 14400l1419-2100" svg:viewBox="0 0 1420 2101">
          <text:p/>
        </draw:connector>
        <draw:frame draw:style-name="gr5" draw:text-style-name="P12" draw:layer="layout" svg:width="1.5cm" svg:height="0.962cm" svg:x="2.1cm" svg:y="12.8cm">
          <draw:text-box>
            <text:p>...</text:p>
          </draw:text-box>
        </draw:frame>
        <draw:custom-shape draw:style-name="gr6" draw:text-style-name="P13" draw:layer="layout" svg:width="1cm" svg:height="1cm" svg:x="7.819cm" svg:y="10.4cm">
          <text:p text:style-name="P7"><text:span text:style-name="T5">y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3" xml:id="id6" draw:id="id6" draw:layer="layout" svg:width="1cm" svg:height="1cm" svg:x="7.819cm" svg:y="11.8cm">
          <text:p text:style-name="P7"><text:span text:style-name="T5">y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3" xml:id="id5" draw:id="id5" draw:layer="layout" svg:width="1cm" svg:height="1cm" svg:x="7.82cm" svg:y="10.401cm">
          <text:p text:style-name="P7"><text:span text:style-name="T5">y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3" xml:id="id7" draw:id="id7" draw:layer="layout" svg:width="1cm" svg:height="1cm" svg:x="7.819cm" svg:y="13.5cm">
          <text:p text:style-name="P7"><text:span text:style-name="T5">y</text:span><text:span text:style-name="T6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6.719cm" svg:y1="12.3cm" svg:x2="7.82cm" svg:y2="10.901cm" draw:start-shape="id2" draw:start-glue-point="1" draw:end-shape="id5" draw:end-glue-point="6" svg:d="M6719 12300l1101-1399" svg:viewBox="0 0 1102 1400">
          <text:p/>
        </draw:connector>
        <draw:connector draw:style-name="gr3" draw:text-style-name="P10" draw:layer="layout" draw:type="line" svg:x1="6.719cm" svg:y1="12.3cm" svg:x2="7.819cm" svg:y2="12.3cm" draw:start-shape="id2" draw:start-glue-point="1" draw:end-shape="id6" draw:end-glue-point="6" svg:d="M6719 12300h1100" svg:viewBox="0 0 1101 1">
          <text:p/>
        </draw:connector>
        <draw:connector draw:style-name="gr3" draw:text-style-name="P10" draw:layer="layout" draw:type="line" svg:x1="6.719cm" svg:y1="12.3cm" svg:x2="7.819cm" svg:y2="14cm" draw:start-shape="id2" draw:start-glue-point="1" draw:end-shape="id7" draw:end-glue-point="6" svg:d="M6719 12300l1100 1700" svg:viewBox="0 0 1101 1701">
          <text:p/>
        </draw:connector>
        <draw:frame draw:style-name="gr5" draw:text-style-name="P12" draw:layer="layout" svg:width="1.5cm" svg:height="0.962cm" svg:x="7.8cm" svg:y="12.505cm">
          <draw:text-box>
            <text:p>...</text:p>
          </draw:text-box>
        </draw:frame>
        <draw:frame draw:style-name="gr7" draw:text-style-name="P15" draw:layer="layout" svg:width="5.5cm" svg:height="1.8cm" svg:x="2.9cm" svg:y="22.6cm">
          <draw:text-box>
            <text:p text:style-name="P14"><text:span text:style-name="T7">Joint model</text:span></text:p>
          </draw:text-box>
        </draw:frame>
        <draw:custom-shape draw:style-name="gr1" draw:text-style-name="P17" xml:id="id9" draw:id="id9" draw:layer="layout" svg:width="2.2cm" svg:height="2.2cm" svg:x="4.519cm" svg:y="11.201cm">
          <text:p text:style-name="P16"><text:span text:style-name="T8">mod</text:span><text:span text:style-name="T8">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xml:id="id8" draw:id="id8" draw:layer="layout" svg:width="1cm" svg:height="1cm" svg:x="2.119cm" svg:y="9.101cm">
          <text:p text:style-name="P7"><text:span text:style-name="T5">x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9" xml:id="id10" draw:id="id10" draw:layer="layout" svg:width="1cm" svg:height="1cm" svg:x="2.119cm" svg:y="10.401cm">
          <text:p text:style-name="P7"><text:span text:style-name="T5">x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3.119cm" svg:y1="9.601cm" svg:x2="4.519cm" svg:y2="12.301cm" draw:start-shape="id8" draw:start-glue-point="10" draw:end-shape="id9" draw:end-glue-point="3" svg:d="M3119 9601l1400 2700" svg:viewBox="0 0 1401 2701">
          <text:p/>
        </draw:connector>
        <draw:connector draw:style-name="gr3" draw:text-style-name="P10" draw:layer="layout" draw:type="line" svg:x1="3.119cm" svg:y1="10.901cm" svg:x2="4.519cm" svg:y2="12.301cm" draw:start-shape="id10" draw:start-glue-point="10" draw:end-shape="id9" draw:end-glue-point="3" svg:d="M3119 10901l1400 1400" svg:viewBox="0 0 1401 1401">
          <text:p/>
        </draw:connector>
        <draw:custom-shape draw:style-name="gr10" draw:text-style-name="P20" xml:id="id11" draw:id="id11" draw:layer="layout" svg:width="1cm" svg:height="1cm" svg:x="2.1cm" svg:y="11.8cm">
          <text:p text:style-name="P7"><text:span text:style-name="T5">x</text:span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3.1cm" svg:y1="12.3cm" svg:x2="4.519cm" svg:y2="12.301cm" draw:start-shape="id11" draw:start-glue-point="10" draw:end-shape="id9" draw:end-glue-point="3" svg:d="M3100 12300l1419 1" svg:viewBox="0 0 1420 2">
          <text:p/>
        </draw:connector>
        <draw:custom-shape draw:style-name="gr6" draw:text-style-name="P13" draw:layer="layout" svg:width="1cm" svg:height="1cm" svg:x="7.819cm" svg:y="10.401cm">
          <text:p text:style-name="P7"><text:span text:style-name="T5">y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1" xml:id="id13" draw:id="id13" draw:layer="layout" svg:width="1cm" svg:height="1cm" svg:x="7.819cm" svg:y="11.801cm">
          <text:p text:style-name="P7"><text:span text:style-name="T5">y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3" xml:id="id12" draw:id="id12" draw:layer="layout" svg:width="1cm" svg:height="1cm" svg:x="7.82cm" svg:y="10.402cm">
          <text:p text:style-name="P7"><text:span text:style-name="T5">y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22" xml:id="id14" draw:id="id14" draw:layer="layout" svg:width="1cm" svg:height="1cm" svg:x="7.819cm" svg:y="13.501cm">
          <text:p text:style-name="P7"><text:span text:style-name="T5">y</text:span><text:span text:style-name="T6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6.719cm" svg:y1="12.301cm" svg:x2="7.82cm" svg:y2="10.902cm" draw:start-shape="id9" draw:start-glue-point="1" draw:end-shape="id12" draw:end-glue-point="6" svg:d="M6719 12301l1101-1399" svg:viewBox="0 0 1102 1400">
          <text:p/>
        </draw:connector>
        <draw:connector draw:style-name="gr3" draw:text-style-name="P10" draw:layer="layout" draw:type="line" svg:x1="6.719cm" svg:y1="12.301cm" svg:x2="7.819cm" svg:y2="12.301cm" draw:start-shape="id9" draw:start-glue-point="1" draw:end-shape="id13" draw:end-glue-point="6" svg:d="M6719 12301h1100" svg:viewBox="0 0 1101 1">
          <text:p/>
        </draw:connector>
        <draw:connector draw:style-name="gr3" draw:text-style-name="P10" draw:layer="layout" draw:type="line" svg:x1="6.719cm" svg:y1="12.301cm" svg:x2="7.819cm" svg:y2="14.001cm" draw:start-shape="id9" draw:start-glue-point="1" draw:end-shape="id14" draw:end-glue-point="6" svg:d="M6719 12301l1100 1700" svg:viewBox="0 0 1101 1701">
          <text:p/>
        </draw:connector>
        <draw:custom-shape draw:style-name="gr1" draw:text-style-name="P6" xml:id="id16" draw:id="id16" draw:layer="layout" svg:width="2.2cm" svg:height="2.2cm" svg:x="13.3cm" svg:y="5.1cm">
          <text:p text:style-name="P5"><text:span text:style-name="T4">m</text:span><text:span text:style-name="T4">o</text:span><text:span text:style-name="T4">d</text:span><text:span text:style-name="T4">e</text:span><text:span text:style-name="T4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15" draw:id="id15" draw:layer="layout" svg:width="1cm" svg:height="1cm" svg:x="10.9cm" svg:y="3cm">
          <text:p text:style-name="P7"><text:span text:style-name="T5">x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9" xml:id="id17" draw:id="id17" draw:layer="layout" svg:width="1cm" svg:height="1cm" svg:x="10.9cm" svg:y="4.3cm">
          <text:p text:style-name="P7"><text:span text:style-name="T5">x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9cm" svg:y1="3.5cm" svg:x2="13.3cm" svg:y2="6.2cm" draw:start-shape="id15" draw:start-glue-point="10" draw:end-shape="id16" draw:end-glue-point="3" svg:d="M11900 3500l1400 2700" svg:viewBox="0 0 1401 2701">
          <text:p/>
        </draw:connector>
        <draw:connector draw:style-name="gr3" draw:text-style-name="P10" draw:layer="layout" draw:type="line" svg:x1="11.9cm" svg:y1="4.8cm" svg:x2="13.3cm" svg:y2="6.2cm" draw:start-shape="id17" draw:start-glue-point="10" draw:end-shape="id16" draw:end-glue-point="3" svg:d="M11900 4800l1400 1400" svg:viewBox="0 0 1401 1401">
          <text:p/>
        </draw:connector>
        <draw:custom-shape draw:style-name="gr4" draw:text-style-name="P11" xml:id="id18" draw:id="id18" draw:layer="layout" svg:width="1cm" svg:height="1cm" svg:x="10.9cm" svg:y="7.7cm">
          <text:p text:style-name="P7"><text:span text:style-name="T5">x</text:span><text:span text:style-name="T6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9cm" svg:y1="8.2cm" svg:x2="13.3cm" svg:y2="6.2cm" draw:start-shape="id18" draw:start-glue-point="10" draw:end-shape="id16" draw:end-glue-point="3" svg:d="M11900 8200l1400-2000" svg:viewBox="0 0 1401 2001">
          <text:p/>
        </draw:connector>
        <draw:custom-shape draw:style-name="gr2" draw:text-style-name="P9" xml:id="id19" draw:id="id19" draw:layer="layout" svg:width="1cm" svg:height="1cm" svg:x="10.9cm" svg:y="5.7cm">
          <text:p text:style-name="P7"><text:span text:style-name="T5">x</text:span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9cm" svg:y1="6.2cm" svg:x2="13.3cm" svg:y2="6.2cm" draw:start-shape="id19" draw:start-glue-point="10" draw:end-shape="id16" draw:end-glue-point="3" svg:d="M11900 6200h1400" svg:viewBox="0 0 1401 1">
          <text:p/>
        </draw:connector>
        <draw:frame draw:style-name="gr5" draw:text-style-name="P12" draw:layer="layout" svg:width="1.5cm" svg:height="0.962cm" svg:x="10.881cm" svg:y="6.7cm">
          <draw:text-box>
            <text:p>...</text:p>
          </draw:text-box>
        </draw:frame>
        <draw:custom-shape draw:style-name="gr6" draw:text-style-name="P13" xml:id="id20" draw:id="id20" draw:layer="layout" svg:width="1cm" svg:height="1cm" svg:x="18.7cm" svg:y="10.505cm">
          <text:p text:style-name="P7"><text:span text:style-name="T5">y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5.5cm" svg:y1="6.2cm" svg:x2="18.7cm" svg:y2="11.005cm" draw:start-shape="id16" draw:start-glue-point="1" draw:end-shape="id20" draw:end-glue-point="6" svg:d="M15500 6200l3200 4805" svg:viewBox="0 0 3201 4806">
          <text:p/>
        </draw:connector>
        <draw:custom-shape draw:style-name="gr1" draw:text-style-name="P24" xml:id="id22" draw:id="id22" draw:layer="layout" svg:width="2.2cm" svg:height="2.2cm" svg:x="13.3cm" svg:y="5.101cm">
          <text:p text:style-name="P23"><text:span text:style-name="T9">mo</text:span><text:span text:style-name="T9">de</text:span><text:span text:style-name="T9">l</text:span><text:span text:style-name="T1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xml:id="id21" draw:id="id21" draw:layer="layout" svg:width="1cm" svg:height="1cm" svg:x="10.9cm" svg:y="3.001cm">
          <text:p text:style-name="P7"><text:span text:style-name="T5">x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9" xml:id="id23" draw:id="id23" draw:layer="layout" svg:width="1cm" svg:height="1cm" svg:x="10.9cm" svg:y="4.301cm">
          <text:p text:style-name="P7"><text:span text:style-name="T5">x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9cm" svg:y1="3.501cm" svg:x2="13.3cm" svg:y2="6.201cm" draw:start-shape="id21" draw:start-glue-point="10" draw:end-shape="id22" draw:end-glue-point="3" svg:d="M11900 3501l1400 2700" svg:viewBox="0 0 1401 2701">
          <text:p/>
        </draw:connector>
        <draw:connector draw:style-name="gr3" draw:text-style-name="P10" draw:layer="layout" draw:type="line" svg:x1="11.9cm" svg:y1="4.801cm" svg:x2="13.3cm" svg:y2="6.201cm" draw:start-shape="id23" draw:start-glue-point="10" draw:end-shape="id22" draw:end-glue-point="3" svg:d="M11900 4801l1400 1400" svg:viewBox="0 0 1401 1401">
          <text:p/>
        </draw:connector>
        <draw:custom-shape draw:style-name="gr10" draw:text-style-name="P20" xml:id="id24" draw:id="id24" draw:layer="layout" svg:width="1cm" svg:height="1cm" svg:x="10.9cm" svg:y="5.701cm">
          <text:p text:style-name="P7"><text:span text:style-name="T5">x</text:span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9cm" svg:y1="6.201cm" svg:x2="13.3cm" svg:y2="6.201cm" draw:start-shape="id24" draw:start-glue-point="10" draw:end-shape="id22" draw:end-glue-point="3" svg:d="M11900 6201h1400" svg:viewBox="0 0 1401 1">
          <text:p/>
        </draw:connector>
        <draw:custom-shape draw:style-name="gr1" draw:text-style-name="P6" xml:id="id26" draw:id="id26" draw:layer="layout" svg:width="2.2cm" svg:height="2.2cm" svg:x="13.219cm" svg:y="11.3cm">
          <text:p text:style-name="P5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25" draw:id="id25" draw:layer="layout" svg:width="1cm" svg:height="1cm" svg:x="10.819cm" svg:y="9.2cm">
          <text:p text:style-name="P7"><text:span text:style-name="T5">x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9" xml:id="id27" draw:id="id27" draw:layer="layout" svg:width="1cm" svg:height="1cm" svg:x="10.819cm" svg:y="10.5cm">
          <text:p text:style-name="P7"><text:span text:style-name="T5">x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19cm" svg:y1="9.7cm" svg:x2="13.219cm" svg:y2="12.4cm" draw:start-shape="id25" draw:start-glue-point="10" draw:end-shape="id26" draw:end-glue-point="3" svg:d="M11819 9700l1400 2700" svg:viewBox="0 0 1401 2701">
          <text:p/>
        </draw:connector>
        <draw:connector draw:style-name="gr3" draw:text-style-name="P10" draw:layer="layout" draw:type="line" svg:x1="11.819cm" svg:y1="11cm" svg:x2="13.219cm" svg:y2="12.4cm" draw:start-shape="id27" draw:start-glue-point="10" draw:end-shape="id26" draw:end-glue-point="3" svg:d="M11819 11000l1400 1400" svg:viewBox="0 0 1401 1401">
          <text:p/>
        </draw:connector>
        <draw:custom-shape draw:style-name="gr4" draw:text-style-name="P11" xml:id="id28" draw:id="id28" draw:layer="layout" svg:width="1cm" svg:height="1cm" svg:x="10.8cm" svg:y="13.8cm">
          <text:p text:style-name="P7"><text:span text:style-name="T5">x</text:span><text:span text:style-name="T6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cm" svg:y1="14.3cm" svg:x2="13.219cm" svg:y2="12.4cm" draw:start-shape="id28" draw:start-glue-point="10" draw:end-shape="id26" draw:end-glue-point="3" svg:d="M11800 14300l1419-1900" svg:viewBox="0 0 1420 1901">
          <text:p/>
        </draw:connector>
        <draw:custom-shape draw:style-name="gr2" draw:text-style-name="P9" xml:id="id29" draw:id="id29" draw:layer="layout" svg:width="1cm" svg:height="1cm" svg:x="10.819cm" svg:y="11.9cm">
          <text:p text:style-name="P7"><text:span text:style-name="T5">x</text:span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19cm" svg:y1="12.4cm" svg:x2="13.219cm" svg:y2="12.4cm" draw:start-shape="id29" draw:start-glue-point="10" draw:end-shape="id26" draw:end-glue-point="3" svg:d="M11819 12400h1400" svg:viewBox="0 0 1401 1">
          <text:p/>
        </draw:connector>
        <draw:frame draw:style-name="gr13" draw:text-style-name="P12" draw:layer="layout" svg:width="1.5cm" svg:height="0.962cm" svg:x="10.7cm" svg:y="12.752cm">
          <draw:text-box>
            <text:p>...</text:p>
          </draw:text-box>
        </draw:frame>
        <draw:custom-shape draw:style-name="gr1" draw:text-style-name="P6" xml:id="id31" draw:id="id31" draw:layer="layout" svg:width="2.2cm" svg:height="2.2cm" svg:x="13.219cm" svg:y="11.301cm">
          <text:p text:style-name="P5"><text:span text:style-name="T4">model</text:span><text:span text:style-name="T1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xml:id="id30" draw:id="id30" draw:layer="layout" svg:width="1cm" svg:height="1cm" svg:x="10.819cm" svg:y="9.201cm">
          <text:p text:style-name="P7"><text:span text:style-name="T5">x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9" xml:id="id32" draw:id="id32" draw:layer="layout" svg:width="1cm" svg:height="1cm" svg:x="10.819cm" svg:y="10.501cm">
          <text:p text:style-name="P7"><text:span text:style-name="T5">x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19cm" svg:y1="9.701cm" svg:x2="13.219cm" svg:y2="12.401cm" draw:start-shape="id30" draw:start-glue-point="10" draw:end-shape="id31" draw:end-glue-point="3" svg:d="M11819 9701l1400 2700" svg:viewBox="0 0 1401 2701">
          <text:p/>
        </draw:connector>
        <draw:connector draw:style-name="gr3" draw:text-style-name="P10" draw:layer="layout" draw:type="line" svg:x1="11.819cm" svg:y1="11.001cm" svg:x2="13.219cm" svg:y2="12.401cm" draw:start-shape="id32" draw:start-glue-point="10" draw:end-shape="id31" draw:end-glue-point="3" svg:d="M11819 11001l1400 1400" svg:viewBox="0 0 1401 1401">
          <text:p/>
        </draw:connector>
        <draw:custom-shape draw:style-name="gr10" draw:text-style-name="P20" xml:id="id33" draw:id="id33" draw:layer="layout" svg:width="1cm" svg:height="1cm" svg:x="10.819cm" svg:y="11.901cm">
          <text:p text:style-name="P7"><text:span text:style-name="T5">x</text:span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19cm" svg:y1="12.401cm" svg:x2="13.219cm" svg:y2="12.401cm" draw:start-shape="id33" draw:start-glue-point="10" draw:end-shape="id31" draw:end-glue-point="3" svg:d="M11819 12401h1400" svg:viewBox="0 0 1401 1">
          <text:p/>
        </draw:connector>
        <draw:custom-shape draw:style-name="gr11" draw:text-style-name="P21" xml:id="id34" draw:id="id34" draw:layer="layout" svg:width="1cm" svg:height="1cm" svg:x="18.7cm" svg:y="11.905cm">
          <text:p text:style-name="P7"><text:span text:style-name="T5">y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5.419cm" svg:y1="12.401cm" svg:x2="18.7cm" svg:y2="12.405cm" draw:start-shape="id31" draw:start-glue-point="1" draw:end-shape="id34" draw:end-glue-point="6" svg:d="M15419 12401l3281 4" svg:viewBox="0 0 3282 5">
          <text:p/>
        </draw:connector>
        <draw:frame draw:style-name="gr5" draw:text-style-name="P12" draw:layer="layout" svg:width="1.5cm" svg:height="0.962cm" svg:x="18.7cm" svg:y="12.705cm">
          <draw:text-box>
            <text:p>...</text:p>
          </draw:text-box>
        </draw:frame>
        <draw:frame draw:style-name="gr7" draw:text-style-name="P26" draw:layer="layout" svg:width="2.2cm" svg:height="1.8cm" svg:x="13.5cm" svg:y="15.305cm">
          <draw:text-box>
            <text:p text:style-name="P25"><text:span text:style-name="T12">.</text:span><text:span text:style-name="T12">.</text:span><text:span text:style-name="T12">.</text:span></text:p>
          </draw:text-box>
        </draw:frame>
        <draw:custom-shape draw:style-name="gr1" draw:text-style-name="P6" xml:id="id36" draw:id="id36" draw:layer="layout" svg:width="2.2cm" svg:height="2.2cm" svg:x="13.219cm" svg:y="18cm">
          <text:p text:style-name="P5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35" draw:id="id35" draw:layer="layout" svg:width="1cm" svg:height="1cm" svg:x="10.819cm" svg:y="15.9cm">
          <text:p text:style-name="P7"><text:span text:style-name="T5">x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9" xml:id="id37" draw:id="id37" draw:layer="layout" svg:width="1cm" svg:height="1cm" svg:x="10.819cm" svg:y="17.2cm">
          <text:p text:style-name="P7"><text:span text:style-name="T5">x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19cm" svg:y1="16.4cm" svg:x2="13.219cm" svg:y2="19.1cm" draw:start-shape="id35" draw:start-glue-point="10" draw:end-shape="id36" draw:end-glue-point="3" svg:d="M11819 16400l1400 2700" svg:viewBox="0 0 1401 2701">
          <text:p/>
        </draw:connector>
        <draw:connector draw:style-name="gr3" draw:text-style-name="P10" draw:layer="layout" draw:type="line" svg:x1="11.819cm" svg:y1="17.7cm" svg:x2="13.219cm" svg:y2="19.1cm" draw:start-shape="id37" draw:start-glue-point="10" draw:end-shape="id36" draw:end-glue-point="3" svg:d="M11819 17700l1400 1400" svg:viewBox="0 0 1401 1401">
          <text:p/>
        </draw:connector>
        <draw:custom-shape draw:style-name="gr4" draw:text-style-name="P11" xml:id="id38" draw:id="id38" draw:layer="layout" svg:width="1cm" svg:height="1cm" svg:x="10.8cm" svg:y="20.5cm">
          <text:p text:style-name="P7"><text:span text:style-name="T5">x</text:span><text:span text:style-name="T6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cm" svg:y1="21cm" svg:x2="13.219cm" svg:y2="19.1cm" draw:start-shape="id38" draw:start-glue-point="10" draw:end-shape="id36" draw:end-glue-point="3" svg:d="M11800 21000l1419-1900" svg:viewBox="0 0 1420 1901">
          <text:p/>
        </draw:connector>
        <draw:custom-shape draw:style-name="gr2" draw:text-style-name="P9" xml:id="id39" draw:id="id39" draw:layer="layout" svg:width="1cm" svg:height="1cm" svg:x="10.819cm" svg:y="18.6cm">
          <text:p text:style-name="P7"><text:span text:style-name="T5">x</text:span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19cm" svg:y1="19.1cm" svg:x2="13.219cm" svg:y2="19.1cm" draw:start-shape="id39" draw:start-glue-point="10" draw:end-shape="id36" draw:end-glue-point="3" svg:d="M11819 19100h1400" svg:viewBox="0 0 1401 1">
          <text:p/>
        </draw:connector>
        <draw:frame draw:style-name="gr5" draw:text-style-name="P12" draw:layer="layout" svg:width="1.5cm" svg:height="0.962cm" svg:x="10.738cm" svg:y="19.444cm">
          <draw:text-box>
            <text:p>...</text:p>
          </draw:text-box>
        </draw:frame>
        <draw:custom-shape draw:style-name="gr1" draw:text-style-name="P6" xml:id="id41" draw:id="id41" draw:layer="layout" svg:width="2.2cm" svg:height="2.2cm" svg:x="13.219cm" svg:y="18.001cm">
          <text:p text:style-name="P5"><text:span text:style-name="T4">model</text:span><text:span text:style-name="T1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xml:id="id40" draw:id="id40" draw:layer="layout" svg:width="1cm" svg:height="1cm" svg:x="10.819cm" svg:y="15.901cm">
          <text:p text:style-name="P7"><text:span text:style-name="T5">x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9" xml:id="id42" draw:id="id42" draw:layer="layout" svg:width="1cm" svg:height="1cm" svg:x="10.819cm" svg:y="17.201cm">
          <text:p text:style-name="P7"><text:span text:style-name="T5">x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19cm" svg:y1="16.401cm" svg:x2="13.219cm" svg:y2="19.101cm" draw:start-shape="id40" draw:start-glue-point="10" draw:end-shape="id41" draw:end-glue-point="3" svg:d="M11819 16401l1400 2700" svg:viewBox="0 0 1401 2701">
          <text:p/>
        </draw:connector>
        <draw:connector draw:style-name="gr3" draw:text-style-name="P10" draw:layer="layout" draw:type="line" svg:x1="11.819cm" svg:y1="17.701cm" svg:x2="13.219cm" svg:y2="19.101cm" draw:start-shape="id42" draw:start-glue-point="10" draw:end-shape="id41" draw:end-glue-point="3" svg:d="M11819 17701l1400 1400" svg:viewBox="0 0 1401 1401">
          <text:p/>
        </draw:connector>
        <draw:custom-shape draw:style-name="gr10" draw:text-style-name="P20" xml:id="id43" draw:id="id43" draw:layer="layout" svg:width="1cm" svg:height="1cm" svg:x="10.819cm" svg:y="18.601cm">
          <text:p text:style-name="P7"><text:span text:style-name="T5">x</text:span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1.819cm" svg:y1="19.101cm" svg:x2="13.219cm" svg:y2="19.101cm" draw:start-shape="id43" draw:start-glue-point="10" draw:end-shape="id41" draw:end-glue-point="3" svg:d="M11819 19101h1400" svg:viewBox="0 0 1401 1">
          <text:p/>
        </draw:connector>
        <draw:custom-shape draw:style-name="gr12" draw:text-style-name="P22" xml:id="id44" draw:id="id44" draw:layer="layout" svg:width="1cm" svg:height="1cm" svg:x="18.7cm" svg:y="13.7cm">
          <text:p text:style-name="P7"><text:span text:style-name="T5">y</text:span><text:span text:style-name="T6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0" draw:layer="layout" draw:type="line" svg:x1="15.419cm" svg:y1="19.101cm" svg:x2="18.7cm" svg:y2="14.2cm" draw:start-shape="id41" draw:start-glue-point="1" draw:end-shape="id44" draw:end-glue-point="6" svg:d="M15419 19101l3281-4901" svg:viewBox="0 0 3282 4902">
          <text:p/>
        </draw:connector>
        <draw:frame draw:style-name="gr14" draw:text-style-name="P15" draw:layer="layout" svg:width="6.8cm" svg:height="2.089cm" svg:x="11.1cm" svg:y="22.6cm">
          <draw:text-box>
            <text:p text:style-name="P14"><text:span text:style-name="T7">Multiple submodel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99cc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19:33.041986097</meta:creation-date>
    <dc:date>2023-04-02T22:53:37.114213329</dc:date>
    <meta:editing-duration>PT26M58S</meta:editing-duration>
    <meta:editing-cycles>5</meta:editing-cycles>
    <meta:generator>LibreOffice/6.4.7.2$Linux_X86_64 LibreOffice_project/40$Build-2</meta:generator>
    <meta:document-statistic meta:object-count="92"/>
  </office:meta>
</office:document-meta>
</file>